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officeooo:rsid="0014c240" officeooo:paragraph-rsid="0014c240" style:font-size-asian="8pt" style:font-size-complex="8pt"/>
    </style:style>
    <style:style style:name="P3" style:family="paragraph" style:parent-style-name="Standard">
      <style:text-properties fo:font-size="8pt" officeooo:rsid="00165031" officeooo:paragraph-rsid="00165031" style:font-size-asian="8pt" style:font-size-complex="8pt"/>
    </style:style>
    <style:style style:name="P4" style:family="paragraph" style:parent-style-name="Standard">
      <style:text-properties fo:font-size="8pt" officeooo:rsid="00165031" officeooo:paragraph-rsid="00187468" style:font-size-asian="8pt" style:font-size-complex="8pt"/>
    </style:style>
    <style:style style:name="P5" style:family="paragraph" style:parent-style-name="Standard">
      <style:text-properties fo:font-size="8pt" officeooo:paragraph-rsid="00165031" style:font-size-asian="8pt" style:font-size-complex="8pt"/>
    </style:style>
    <style:style style:name="P6" style:family="paragraph" style:parent-style-name="Standard">
      <style:text-properties fo:font-size="8pt" officeooo:rsid="00175894" officeooo:paragraph-rsid="00175894" style:font-size-asian="8pt" style:font-size-complex="8pt"/>
    </style:style>
    <style:style style:name="P7" style:family="paragraph" style:parent-style-name="Standard">
      <style:text-properties fo:font-size="8pt" officeooo:rsid="00187468" officeooo:paragraph-rsid="00187468" style:font-size-asian="8pt" style:font-size-complex="8pt"/>
    </style:style>
    <style:style style:name="P8" style:family="paragraph" style:parent-style-name="Standard">
      <style:text-properties fo:font-size="8pt" officeooo:rsid="00194976" officeooo:paragraph-rsid="00194976" style:font-size-asian="8pt" style:font-size-complex="8pt"/>
    </style:style>
    <style:style style:name="P9" style:family="paragraph" style:parent-style-name="Standard">
      <style:text-properties fo:font-size="8pt" officeooo:rsid="0019f571" officeooo:paragraph-rsid="0019f571" style:font-size-asian="8pt" style:font-size-complex="8pt"/>
    </style:style>
    <style:style style:name="P10" style:family="paragraph" style:parent-style-name="Standard">
      <style:text-properties fo:font-size="8pt" officeooo:rsid="001b9d00" officeooo:paragraph-rsid="001b9d00" style:font-size-asian="8pt" style:font-size-complex="8pt"/>
    </style:style>
    <style:style style:name="P11" style:family="paragraph" style:parent-style-name="Standard">
      <style:text-properties fo:font-size="8pt" officeooo:rsid="001bf960" officeooo:paragraph-rsid="001bf960" style:font-size-asian="8pt" style:font-size-complex="8pt"/>
    </style:style>
    <style:style style:name="P12" style:family="paragraph" style:parent-style-name="Standard">
      <style:text-properties fo:font-size="8pt" officeooo:paragraph-rsid="00175894" style:font-size-asian="8pt" style:font-size-complex="8pt"/>
    </style:style>
    <style:style style:name="P13" style:family="paragraph" style:parent-style-name="Standard">
      <style:text-properties fo:font-size="8pt" officeooo:rsid="001cd1d6" officeooo:paragraph-rsid="001cd1d6" style:font-size-asian="8pt" style:font-size-complex="8pt"/>
    </style:style>
    <style:style style:name="P14" style:family="paragraph" style:parent-style-name="Standard">
      <style:text-properties fo:font-size="8pt" fo:font-weight="bold" officeooo:rsid="001b9d00" officeooo:paragraph-rsid="001b9d00" style:font-size-asian="8pt" style:font-weight-asian="bold" style:font-size-complex="8pt" style:font-weight-complex="bold"/>
    </style:style>
    <style:style style:name="P15" style:family="paragraph" style:parent-style-name="Standard">
      <style:paragraph-properties fo:break-before="page"/>
      <style:text-properties fo:font-size="8pt" officeooo:rsid="001bf960" officeooo:paragraph-rsid="001bf960" style:font-size-asian="8pt" style:font-size-complex="8pt"/>
    </style:style>
    <style:style style:name="T1" style:family="text">
      <style:text-properties fo:font-size="8pt" officeooo:rsid="00165031" style:font-size-asian="8pt" style:font-size-complex="8pt"/>
    </style:style>
    <style:style style:name="T2" style:family="text">
      <style:text-properties fo:font-size="8pt" officeooo:rsid="00175894" style:font-size-asian="8pt" style:font-size-complex="8pt"/>
    </style:style>
    <style:style style:name="T3" style:family="text">
      <style:text-properties fo:font-size="8pt" officeooo:rsid="0014c240" style:font-size-asian="8pt" style:font-size-complex="8pt"/>
    </style:style>
    <style:style style:name="T4" style:family="text">
      <style:text-properties fo:font-size="8pt" officeooo:rsid="00187468" style:font-size-asian="8pt" style:font-size-complex="8pt"/>
    </style:style>
    <style:style style:name="T5" style:family="text">
      <style:text-properties fo:language="el" fo:country="GR"/>
    </style:style>
    <style:style style:name="T6" style:family="text">
      <style:text-properties fo:language="el" fo:country="GR" officeooo:rsid="0014c240"/>
    </style:style>
    <style:style style:name="T7" style:family="text">
      <style:text-properties fo:language="el" fo:country="GR" officeooo:rsid="00165031"/>
    </style:style>
    <style:style style:name="T8" style:family="text">
      <style:text-properties fo:language="el" fo:country="GR" style:font-name-complex="Calibri"/>
    </style:style>
    <style:style style:name="T9" style:family="text">
      <style:text-properties fo:language="el" fo:country="GR" officeooo:rsid="00165031" style:font-name-complex="Calibri"/>
    </style:style>
    <style:style style:name="T10" style:family="text">
      <style:text-properties officeooo:rsid="00165031"/>
    </style:style>
    <style:style style:name="T11" style:family="text">
      <style:text-properties style:text-position="sub 58%" fo:language="el" fo:country="GR"/>
    </style:style>
    <style:style style:name="T12" style:family="text">
      <style:text-properties style:text-position="sub 58%" fo:language="el" fo:country="GR" officeooo:rsid="00165031" style:font-name-complex="Calibri"/>
    </style:style>
    <style:style style:name="T13" style:family="text">
      <style:text-properties style:text-position="sub 58%" fo:language="el" fo:country="GR" style:font-name-complex="Calibri"/>
    </style:style>
    <style:style style:name="T14" style:family="text">
      <style:text-properties officeooo:rsid="00175894"/>
    </style:style>
    <style:style style:name="T15" style:family="text">
      <style:text-properties officeooo:rsid="001a6944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2"><text:span text:style-name="T14">eV=qVo</text:span></text:p>
        <text:p text:style-name="P1"/>
        <text:p text:style-name="P9">7.1</text:p>
        <text:p text:style-name="P9">LED energy band diagrams</text:p>
        <text:p text:style-name="P9">.</text:p>
        <text:p text:style-name="P9">draw=todo</text:p>
        <text:p text:style-name="P9"/>
        <text:p text:style-name="P9">7.2</text:p>
        <text:p text:style-name="P9">short circuit GaAs solar cell</text:p>
        <text:p text:style-name="P9">photon flux=No=1.8E17/cm2-s</text:p>
        <text:p text:style-name="P9">Isc=qNo=2.88E2 Acm-2</text:p>
        <text:p text:style-name="P9">Voc=(kt/q)ln(Isc/Io)=1.04V</text:p>
        <text:p text:style-name="P9">Io=dark current=1E-19Acm-2</text:p>
        <text:p text:style-name="P9">Pmax=Isc*Voc*FF=2.4E-2Wcm-2</text:p>
        <text:p text:style-name="P9">FF=fill factor=.8</text:p>
        <text:p text:style-name="P9"/>
        <text:p text:style-name="P9">7.3</text:p>
        <text:p text:style-name="P9"><text:span text:style-name="T15">0</text:span>.<text:span text:style-name="T15">32 is max efficiency because if the band gap is too high it doesn’t get enough absorbtion. Too low gaps have thermal loss</text:span></text:p>
        <text:p text:style-name="P1"/>
        <text:p text:style-name="P1">6.1</text:p>
        <text:p text:style-name="P1">metal/n-GaAs system</text:p>
        <text:p text:style-name="P1">metal work function=4.9 eV</text:p>
        <text:p text:style-name="P1">Electron affinity GaAs=4 eV</text:p>
        <text:p text:style-name="P1">Doping GaAs=1E16cm-3</text:p>
        <text:p text:style-name="P1">Nc=5E17cm-3</text:p>
        <text:p text:style-name="P1">Eg GaAs=1.42eV</text:p>
        <text:p text:style-name="P1">.</text:p>
        <text:p text:style-name="P3">draw=TODO</text:p>
        <text:p text:style-name="P2">Vo=<text:span text:style-name="T10">TODO</text:span></text:p>
        <text:p text:style-name="P1">W=sqrt(2<text:span text:style-name="T5">ϵ </text:span><text:span text:style-name="T6">Vo/q Nd</text:span>)</text:p>
        <text:p text:style-name="P5"><text:span text:style-name="T5">ϵ</text:span><text:span text:style-name="T7">=ϵ0*ϵR</text:span></text:p>
        <text:p text:style-name="P3"><text:span text:style-name="T5">C/A=ϵ/W</text:span></text:p>
        <text:p text:style-name="P3"><text:span text:style-name="T5"/></text:p>
        <text:p text:style-name="P3"><text:span text:style-name="T5">6.2</text:span></text:p>
        <text:p text:style-name="P3"><text:span text:style-name="T5">repeat, p-type GaAs</text:span></text:p>
        <text:p text:style-name="P3"><text:span text:style-name="T5">metwal work function=4.3eV</text:span></text:p>
        <text:p text:style-name="P3"><text:span text:style-name="T5">p-doping=1E17cm-3</text:span></text:p>
        <text:p text:style-name="P3"><text:span text:style-name="T5">Nv=1.5E19cm-3</text:span></text:p>
        <text:p text:style-name="P3"><text:span text:style-name="T5">.</text:span></text:p>
        <text:p text:style-name="P3"><text:span text:style-name="T5">draw</text:span></text:p>
        <text:p text:style-name="P3"><text:span text:style-name="T5">Vo</text:span></text:p>
        <text:p text:style-name="P3"><text:span text:style-name="T5"/></text:p>
        <text:p text:style-name="P3"><text:span text:style-name="T5">6.3</text:span></text:p>
        <text:p text:style-name="P3"><text:span text:style-name="T5">n/n heterojunctions</text:span></text:p>
        <text:p text:style-name="P3"><text:span text:style-name="T5">S1: Bandgap=2ev , </text:span><text:span text:style-name="T8">Δ</text:span><text:span text:style-name="T5">E</text:span><text:span text:style-name="T11">CF</text:span><text:span text:style-name="T5"> = 0.1eV , Electron Affinity= 3.9eV</text:span></text:p>
        <text:p text:style-name="P3"><text:span text:style-name="T5">S2: Bandgap=1.4ev , </text:span><text:span text:style-name="T8">Δ</text:span><text:span text:style-name="T5">E</text:span><text:span text:style-name="T11">CF</text:span><text:span text:style-name="T5"> = 0.2eV , Electron Affinity= 4.2eV</text:span></text:p>
        <text:p text:style-name="P3"><text:span text:style-name="T5">.</text:span></text:p>
        <text:p text:style-name="P3"><text:span text:style-name="T5">Draw=TODO</text:span></text:p>
        <text:p text:style-name="P3"><text:span text:style-name="T5">calculate built in voltage</text:span></text:p>
        <text:p text:style-name="P3"><text:span text:style-name="T5"/></text:p>
        <text:p text:style-name="P3"><text:span text:style-name="T5">6.4</text:span></text:p>
        <text:p text:style-name="P6"><text:span text:style-name="T5">p/n heterojunctions</text:span></text:p>
        <text:p text:style-name="P6"><text:span text:style-name="T5">same as before but S1 is p doped</text:span></text:p>
        <text:p text:style-name="P6"><text:span text:style-name="T5"/></text:p>
        <text:p text:style-name="P6"><text:span text:style-name="T5">5.1</text:span></text:p>
        <text:p text:style-name="P6"><text:span text:style-name="T5">GaAs p-n junctions. Use fermi method</text:span></text:p>
        <text:p text:style-name="P6"><text:span text:style-name="T5">NA=1E17cm-3</text:span></text:p>
        <text:p text:style-name="P6"><text:span text:style-name="T5">ND=1E16cm-3</text:span></text:p>
        <text:p text:style-name="P6"><text:span text:style-name="T5">Nc=4.2E17cm-3</text:span></text:p>
        <text:p text:style-name="P6"><text:span text:style-name="T5">Nv=9.5E18cm-3</text:span></text:p>
        <text:p text:style-name="P6"><text:span text:style-name="T9">.</text:span></text:p>
        <text:p text:style-name="P6"><text:span text:style-name="T9">ΔE</text:span><text:span text:style-name="T12">CF</text:span><text:span text:style-name="T9">=0.97eV on n side</text:span></text:p>
        <text:p text:style-name="P6"><text:span text:style-name="T9">ΔE</text:span><text:span text:style-name="T13">FV</text:span><text:span text:style-name="T9">=0.</text:span><text:span text:style-name="T8">118</text:span><text:span text:style-name="T9">eV on </text:span><text:span text:style-name="T8">p</text:span><text:span text:style-name="T9"> side</text:span></text:p>
        <text:p text:style-name="P6"><text:span text:style-name="T5">Vo=1.42-</text:span><text:span text:style-name="T9">ΔE</text:span><text:span text:style-name="T12">CF</text:span><text:span text:style-name="T5">-</text:span><text:span text:style-name="T9">ΔE</text:span><text:span text:style-name="T13">FV</text:span><text:span text:style-name="T5">=1.21eV</text:span></text:p>
        <text:p text:style-name="P6"><text:span text:style-name="T5">Vo=1.21V</text:span></text:p>
        <text:p text:style-name="P6"><text:span text:style-name="T5"/></text:p>
        <text:p text:style-name="P6"><text:span text:style-name="T5">5.2</text:span></text:p>
        <text:p text:style-name="P6"><text:span text:style-name="T5">TODO-5.1 vars change at 500K</text:span></text:p>
        <text:p text:style-name="P6"><text:span text:style-name="T5"/></text:p>
        <text:p text:style-name="P6"><text:span text:style-name="T5">5.3</text:span></text:p>
        <text:p text:style-name="P7"><text:span text:style-name="T5">Si p+n junction (which means that p is much more heavily doped than n side)</text:span></text:p>
        <text:p text:style-name="P7"><text:span text:style-name="T5">n doping=1E16cm-3</text:span></text:p>
        <text:p text:style-name="P7"><text:span text:style-name="T5">calc W (depletion region)</text:span></text:p>
        <text:p text:style-name="P7"><text:span text:style-name="T5">.</text:span></text:p>
        <text:p text:style-name="P7"><text:span text:style-name="T5">W=sqrt(2ϵ </text:span><text:span text:style-name="T6">Vo/q Nd</text:span><text:span text:style-name="T5">)</text:span></text:p>
        <text:p text:style-name="P7"><text:span text:style-name="T5">Vo=0.814V</text:span></text:p>
        <text:p text:style-name="P7"><text:span text:style-name="T5">Wv=0 = 3.25E-5cm</text:span></text:p>
        <text:p text:style-name="P7"><text:span text:style-name="T5">Wv=0.5 = 2.02E-5cm</text:span></text:p>
        <text:p text:style-name="P7"><text:span text:style-name="T5">Wv=-5 = 8.69E-5cm</text:span></text:p>
        <text:p text:style-name="P7"><text:span text:style-name="T5"/></text:p>
        <text:p text:style-name="P7"><text:span text:style-name="T5">5.4</text:span></text:p>
        <text:p text:style-name="P7"><text:span text:style-name="T5"/></text:p>
        <text:p text:style-name="P8"><text:span text:style-name="T5">5.5</text:span></text:p>
        <text:p text:style-name="P8"><text:span text:style-name="T5"/></text:p>
        <text:p text:style-name="P14"><text:span text:style-name="T5">p-n junctions</text:span></text:p>
        <text:p text:style-name="P4"><text:span text:style-name="T5"/></text:p>
        <text:p text:style-name="P10"><text:span text:style-name="T5">Equilibrium: Vo=(kt/q)ln(pp/pn)=(kt/q)ln(Na*Nd/ni*ni)</text:span></text:p>
        <text:p text:style-name="P10"><text:span text:style-name="T5">pp/pn=nn/np=exp(qVo/kT)</text:span></text:p>
        <text:p text:style-name="P10"><text:span text:style-name="T5">W=sqrt((2ϵ(Vo-V)/q)*(Na+Nd / Na*Nd))</text:span></text:p>
        <text:p text:style-name="P10"><text:span text:style-name="T5">Vo=q*Nd*W2 / 2ϵ</text:span></text:p>
        <text:p text:style-name="P11"><text:span text:style-name="T5">Ideal diode = I=Io*exp(qV/kt)-Io</text:span></text:p>
        <text:p text:style-name="P11"><text:span text:style-name="T5">C/A=ϵ/W</text:span></text:p>
        <text:p text:style-name="P4"><text:span text:style-name="T5"/></text:p>
        <text:p text:style-name="P15"><text:span text:style-name="T5">1.</text:span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3"><text:span text:style-name="T5">pn junction band diagrams</text:span></text:p>
        <text:p text:style-name="P13"><text:span text:style-name="T5">pn junction carrier concentration</text:span></text:p>
        <text:p text:style-name="P13"><text:span text:style-name="T5">pn forward and reverse bias</text:span></text:p>
        <text:p text:style-name="P13"><text:span text:style-name="T5">diode current equation</text:span></text:p>
        <text:p text:style-name="P13"><text:span text:style-name="T5">tunnel diode I-V curve</text:span></text:p>
        <text:p text:style-name="P13"><text:span text:style-name="T5">Schottky barrier height</text:span></text:p>
        <text:p text:style-name="P13"><text:span text:style-name="T5">heterojunction band diagrams</text:span></text:p>
        <text:p text:style-name="P13"><text:span text:style-name="T5">heterojunction built in voltages</text:span></text:p>
        <text:p text:style-name="P13"><text:span text:style-name="T5">current in a solar cell</text:span></text:p>
        <text:p text:style-name="P13"><text:span text:style-name="T5">efficient LED</text:span></text:p>
        <text:p text:style-name="P13"><text:span text:style-name="T5"/></text:p>
        <text:p text:style-name="P13"><text:span text:style-name="T5"/></text:p>
        <text:p text:style-name="P13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  <text:p text:style-name="P11"><text:span text:style-name="T5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9:00:21.173994713</meta:creation-date>
    <dc:date>2017-11-07T10:35:22.272690945</dc:date>
    <meta:editing-duration>PT13H43M29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2" meta:paragraph-count="89" meta:word-count="244" meta:character-count="1654" meta:non-whitespace-character-count="1499"/>
  </office:meta>
</office:document-meta>
</file>